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Times New Roman1" svg:font-family="'Times New Roman'"/>
    <style:font-face style:name="TimesNewRomanPS-BoldMT" svg:font-family="TimesNewRomanPS-BoldMT"/>
    <style:font-face style:name="TimesNewRomanPSMT" svg:font-family="TimesNewRomanPSMT" style:font-family-generic="roman"/>
    <style:font-face style:name="TimesNewRomanPS-BoldItalicMT" svg:font-family="TimesNewRomanPS-BoldItalicMT" style:font-family-generic="script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Times New Roman2" svg:font-family="'Times New Roman'" style:font-adornments="Fett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4.249cm" style:rel-column-width="16383*"/>
    </style:style>
    <style:style style:name="Tabelle1.D" style:family="table-column">
      <style:table-column-properties style:column-width="4.251cm" style:rel-column-width="16386*"/>
    </style:style>
    <style:style style:name="Tabelle1.A1" style:family="table-cell">
      <style:table-cell-properties fo:background-color="#ffff99" fo:padding="0.097cm" fo:border="0.05pt solid #000000">
        <style:background-image/>
      </style:table-cell-properties>
    </style:style>
    <style:style style:name="Tabelle1.A2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.D2" style:family="table-cell">
      <style:table-cell-properties fo:background-color="transparent" fo:padding="0.097cm" fo:border="0.05pt solid #000000">
        <style:background-image/>
      </style:table-cell-properties>
    </style:style>
    <style:style style:name="Tabelle1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e1.B3" style:family="table-cell">
      <style:table-cell-properties fo:padding="0.097cm" fo:border-left="0.05pt solid #000000" fo:border-right="none" fo:border-top="none" fo:border-bottom="0.05pt solid #000000"/>
    </style:style>
    <style:style style:name="Tabelle1.C3" style:family="table-cell">
      <style:table-cell-properties fo:padding="0.097cm" fo:border-left="0.05pt solid #000000" fo:border-right="none" fo:border-top="none" fo:border-bottom="0.05pt solid #000000"/>
    </style:style>
    <style:style style:name="Tabelle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4" style:family="table-cell">
      <style:table-cell-properties fo:padding="0.097cm" fo:border-left="0.05pt solid #000000" fo:border-right="none" fo:border-top="none" fo:border-bottom="0.05pt solid #000000"/>
    </style:style>
    <style:style style:name="Tabelle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6.514cm" fo:margin-left="0cm" fo:margin-right="0.487cm" table:align="margins"/>
    </style:style>
    <style:style style:name="Tabelle2.A" style:family="table-column">
      <style:table-column-properties style:column-width="4.209cm" style:rel-column-width="2386*"/>
    </style:style>
    <style:style style:name="Tabelle2.B" style:family="table-column">
      <style:table-column-properties style:column-width="12.305cm" style:rel-column-width="6976*"/>
    </style:style>
    <style:style style:name="Tabelle2.A1" style:family="table-cell">
      <style:table-cell-properties fo:background-color="#ffff99" fo:padding="0.097cm" fo:border="0.05pt solid #000000">
        <style:background-image/>
      </style:table-cell-properties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3" style:family="table-row">
      <style:table-row-properties style:min-row-height="1.009cm"/>
    </style:style>
    <style:style style:name="Tabelle2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le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4" style:family="table-cell">
      <style:table-cell-properties fo:padding="0.097cm" fo:border-left="0.05pt solid #000000" fo:border-right="none" fo:border-top="none" fo:border-bottom="0.05pt solid #000000"/>
    </style:style>
    <style:style style:name="Tabelle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5" style:family="table-cell">
      <style:table-cell-properties fo:padding="0.097cm" fo:border-left="0.05pt solid #000000" fo:border-right="none" fo:border-top="none" fo:border-bottom="0.05pt solid #000000"/>
    </style:style>
    <style:style style:name="Tabelle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6" style:family="table-cell">
      <style:table-cell-properties fo:padding="0.097cm" fo:border-left="0.05pt solid #000000" fo:border-right="none" fo:border-top="none" fo:border-bottom="0.05pt solid #000000"/>
    </style:style>
    <style:style style:name="Tabelle2.B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7" style:family="table-cell">
      <style:table-cell-properties fo:padding="0.097cm" fo:border-left="0.05pt solid #000000" fo:border-right="none" fo:border-top="none" fo:border-bottom="0.05pt solid #000000"/>
    </style:style>
    <style:style style:name="Tabelle2.B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8" style:family="table-cell">
      <style:table-cell-properties fo:padding="0.097cm" fo:border-left="0.05pt solid #000000" fo:border-right="none" fo:border-top="none" fo:border-bottom="0.05pt solid #000000"/>
    </style:style>
    <style:style style:name="Tabelle2.B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" style:family="table">
      <style:table-properties style:width="17.029cm" fo:margin-left="-0.016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le3.A" style:family="table-column">
      <style:table-column-properties style:column-width="2.455cm" style:rel-column-width="1392*"/>
    </style:style>
    <style:style style:name="Tabelle3.B" style:family="table-column">
      <style:table-column-properties style:column-width="8.202cm" style:rel-column-width="4650*"/>
    </style:style>
    <style:style style:name="Tabelle3.C" style:family="table-column">
      <style:table-column-properties style:column-width="2.937cm" style:rel-column-width="1665*"/>
    </style:style>
    <style:style style:name="Tabelle3.D" style:family="table-column">
      <style:table-column-properties style:column-width="3.434cm" style:rel-column-width="1947*"/>
    </style:style>
    <style:style style:name="Tabelle3.A1" style:family="table-cell">
      <style:table-cell-properties fo:background-color="#ffff99" fo:padding="0.097cm" fo:border="0.05pt solid #000000">
        <style:background-image/>
      </style:table-cell-properties>
    </style:style>
    <style:style style:name="Tabelle3.A2" style:family="table-cell">
      <style:table-cell-properties fo:padding="0.097cm" fo:border-left="0.05pt solid #000000" fo:border-right="none" fo:border-top="none" fo:border-bottom="0.05pt solid #000000"/>
    </style:style>
    <style:style style:name="Tabelle3.B2" style:family="table-cell">
      <style:table-cell-properties fo:padding="0.097cm" fo:border-left="0.05pt solid #000000" fo:border-right="none" fo:border-top="none" fo:border-bottom="0.05pt solid #000000"/>
    </style:style>
    <style:style style:name="Tabelle3.C2" style:family="table-cell">
      <style:table-cell-properties fo:padding="0.097cm" fo:border-left="0.05pt solid #000000" fo:border-right="none" fo:border-top="none" fo:border-bottom="0.05pt solid #000000"/>
    </style:style>
    <style:style style:name="Tabelle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3" style:family="table-row">
      <style:table-row-properties fo:background-color="transparent" fo:keep-together="auto">
        <style:background-image/>
      </style:table-row-properties>
    </style:style>
    <style:style style:name="Tabelle3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le3.B3" style:family="table-cell">
      <style:table-cell-properties fo:padding="0.097cm" fo:border-left="0.05pt solid #000000" fo:border-right="none" fo:border-top="none" fo:border-bottom="0.05pt solid #000000"/>
    </style:style>
    <style:style style:name="Tabelle3.C3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e3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le3.B4" style:family="table-cell">
      <style:table-cell-properties fo:padding="0.097cm" fo:border-left="0.05pt solid #000000" fo:border-right="none" fo:border-top="none" fo:border-bottom="0.05pt solid #000000"/>
    </style:style>
    <style:style style:name="Tabelle3.C4" style:family="table-cell">
      <style:table-cell-properties fo:padding="0.097cm" fo:border-left="0.05pt solid #000000" fo:border-right="none" fo:border-top="none" fo:border-bottom="0.05pt solid #000000"/>
    </style:style>
    <style:style style:name="Tabelle3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5" style:family="table-cell">
      <style:table-cell-properties fo:padding="0.097cm" fo:border-left="0.05pt solid #000000" fo:border-right="none" fo:border-top="none" fo:border-bottom="0.05pt solid #000000"/>
    </style:style>
    <style:style style:name="Tabelle3.B5" style:family="table-cell">
      <style:table-cell-properties fo:padding="0.097cm" fo:border-left="0.05pt solid #000000" fo:border-right="none" fo:border-top="none" fo:border-bottom="0.05pt solid #000000"/>
    </style:style>
    <style:style style:name="Tabelle3.C5" style:family="table-cell">
      <style:table-cell-properties fo:padding="0.097cm" fo:border-left="0.05pt solid #000000" fo:border-right="none" fo:border-top="none" fo:border-bottom="0.05pt solid #000000"/>
    </style:style>
    <style:style style:name="Tabelle3.D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le3.B6" style:family="table-cell">
      <style:table-cell-properties fo:padding="0.097cm" fo:border-left="0.05pt solid #000000" fo:border-right="none" fo:border-top="none" fo:border-bottom="0.05pt solid #000000"/>
    </style:style>
    <style:style style:name="Tabelle3.C6" style:family="table-cell">
      <style:table-cell-properties fo:padding="0.097cm" fo:border-left="0.05pt solid #000000" fo:border-right="none" fo:border-top="none" fo:border-bottom="0.05pt solid #000000"/>
    </style:style>
    <style:style style:name="Tabelle3.D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le3.B7" style:family="table-cell">
      <style:table-cell-properties fo:padding="0.097cm" fo:border-left="0.05pt solid #000000" fo:border-right="none" fo:border-top="none" fo:border-bottom="0.05pt solid #000000"/>
    </style:style>
    <style:style style:name="Tabelle3.C7" style:family="table-cell">
      <style:table-cell-properties fo:padding="0.097cm" fo:border-left="0.05pt solid #000000" fo:border-right="none" fo:border-top="none" fo:border-bottom="0.05pt solid #000000"/>
    </style:style>
    <style:style style:name="Tabelle3.D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le3.B8" style:family="table-cell">
      <style:table-cell-properties fo:padding="0.097cm" fo:border-left="0.05pt solid #000000" fo:border-right="none" fo:border-top="none" fo:border-bottom="0.05pt solid #000000"/>
    </style:style>
    <style:style style:name="Tabelle3.C8" style:family="table-cell">
      <style:table-cell-properties fo:padding="0.097cm" fo:border-left="0.05pt solid #000000" fo:border-right="none" fo:border-top="none" fo:border-bottom="0.05pt solid #000000"/>
    </style:style>
    <style:style style:name="Tabelle3.D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le3.B9" style:family="table-cell">
      <style:table-cell-properties fo:padding="0.097cm" fo:border-left="0.05pt solid #000000" fo:border-right="none" fo:border-top="none" fo:border-bottom="0.05pt solid #000000"/>
    </style:style>
    <style:style style:name="Tabelle3.C9" style:family="table-cell">
      <style:table-cell-properties fo:padding="0.097cm" fo:border-left="0.05pt solid #000000" fo:border-right="none" fo:border-top="none" fo:border-bottom="0.05pt solid #000000"/>
    </style:style>
    <style:style style:name="Tabelle3.D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1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le3.B10" style:family="table-cell">
      <style:table-cell-properties fo:padding="0.097cm" fo:border-left="0.05pt solid #000000" fo:border-right="none" fo:border-top="none" fo:border-bottom="0.05pt solid #000000"/>
    </style:style>
    <style:style style:name="Tabelle3.C10" style:family="table-cell">
      <style:table-cell-properties fo:padding="0.097cm" fo:border-left="0.05pt solid #000000" fo:border-right="none" fo:border-top="none" fo:border-bottom="0.05pt solid #000000"/>
    </style:style>
    <style:style style:name="Tabelle3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11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le3.B11" style:family="table-cell">
      <style:table-cell-properties fo:padding="0.097cm" fo:border-left="0.05pt solid #000000" fo:border-right="none" fo:border-top="none" fo:border-bottom="0.05pt solid #000000"/>
    </style:style>
    <style:style style:name="Tabelle3.C11" style:family="table-cell">
      <style:table-cell-properties fo:padding="0.097cm" fo:border-left="0.05pt solid #000000" fo:border-right="none" fo:border-top="none" fo:border-bottom="0.05pt solid #000000"/>
    </style:style>
    <style:style style:name="Tabelle3.D11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TimesNewRomanPS-BoldItalicMT" fo:font-size="16pt" fo:font-style="italic" fo:font-weight="bold" style:font-name-asian="TimesNewRomanPS-BoldItalicMT" style:font-size-asian="16pt" style:font-style-asian="italic" style:font-weight-asian="bold" style:font-name-complex="TimesNewRomanPS-BoldItalicMT" style:font-size-complex="16pt" style:font-style-complex="italic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TimesNewRomanPS-BoldMT" fo:font-size="10pt" fo:font-weight="bold" style:font-name-asian="TimesNewRomanPS-BoldMT" style:font-size-asian="10pt" style:font-weight-asian="bold" style:font-name-complex="TimesNewRomanPS-BoldMT" style:font-size-complex="10pt" style:font-weight-complex="bold"/>
    </style:style>
    <style:style style:name="P3" style:family="paragraph" style:parent-style-name="Standard">
      <style:paragraph-properties fo:text-align="start" style:justify-single-word="false" style:text-autospace="none"/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P4" style:family="paragraph" style:parent-style-name="Standard">
      <style:paragraph-properties fo:text-align="center" style:justify-single-word="false"/>
      <style:text-properties style:font-name="TimesNewRomanPSMT" fo:font-size="10pt" officeooo:rsid="0011dad3" officeooo:paragraph-rsid="0011dad3" style:font-name-asian="TimesNewRomanPSMT" style:font-size-asian="10pt" style:font-name-complex="TimesNewRomanPSMT" style:font-size-complex="10pt"/>
    </style:style>
    <style:style style:name="P5" style:family="paragraph" style:parent-style-name="Standard">
      <style:paragraph-properties fo:text-align="start" style:justify-single-word="false"/>
      <style:text-properties style:font-name="Times New Roman2" fo:font-size="12pt" fo:font-weight="normal" officeooo:rsid="00143daf" officeooo:paragraph-rsid="00143daf" style:font-name-asian="TimesNewRomanPS-BoldMT" style:font-size-asian="12pt" style:font-weight-asian="normal" style:font-name-complex="TimesNewRomanPS-BoldMT" style:font-size-complex="12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style:font-name="TimesNewRomanPS-BoldItalicMT" fo:font-size="16pt" style:font-name-asian="TimesNewRomanPS-BoldItalicMT" style:font-size-asian="16pt" style:font-name-complex="TimesNewRomanPS-BoldItalicMT" style:font-size-complex="16pt"/>
    </style:style>
    <style:style style:name="P7" style:family="paragraph" style:parent-style-name="Table_20_Contents">
      <loext:graphic-properties draw:fill="none" draw:fill-color="#ffff99" draw:fill-image-width="0cm" draw:fill-image-height="0cm"/>
      <style:paragraph-properties fo:text-align="center" style:justify-single-word="false"/>
      <style:text-properties style:font-name="TimesNewRomanPS-BoldItalicMT" fo:font-size="16pt" officeooo:paragraph-rsid="0022d0ea" style:font-name-asian="TimesNewRomanPS-BoldItalicMT" style:font-size-asian="16pt" style:font-name-complex="TimesNewRomanPS-BoldItalicMT" style:font-size-complex="16pt"/>
    </style:style>
    <style:style style:name="P8" style:family="paragraph" style:parent-style-name="Table_20_Contents">
      <loext:graphic-properties draw:fill="none" draw:fill-color="#c0c0c0" draw:fill-image-width="0cm" draw:fill-image-height="0cm"/>
      <style:paragraph-properties fo:text-align="center" style:justify-single-word="false"/>
      <style:text-properties style:font-name="TimesNewRomanPS-BoldItalicMT" fo:font-size="16pt" style:font-name-asian="TimesNewRomanPS-BoldItalicMT" style:font-size-asian="16pt" style:font-name-complex="TimesNewRomanPS-BoldItalicMT" style:font-size-complex="16pt"/>
    </style:style>
    <style:style style:name="P9" style:family="paragraph" style:parent-style-name="Table_20_Contents">
      <style:paragraph-properties fo:text-align="center" style:justify-single-word="false"/>
      <style:text-properties style:font-name="TimesNewRomanPS-BoldItalicMT" fo:font-size="16pt" officeooo:rsid="00123e05" officeooo:paragraph-rsid="00123e05" style:font-name-asian="TimesNewRomanPS-BoldItalicMT" style:font-size-asian="16pt" style:font-name-complex="TimesNewRomanPS-BoldItalicMT" style:font-size-complex="16pt"/>
    </style:style>
    <style:style style:name="P10" style:family="paragraph" style:parent-style-name="Table_20_Contents">
      <style:paragraph-properties fo:text-align="center" style:justify-single-word="false"/>
      <style:text-properties style:font-name="TimesNewRomanPS-BoldItalicMT" fo:font-size="16pt" officeooo:rsid="00143daf" officeooo:paragraph-rsid="00143daf" style:font-name-asian="TimesNewRomanPS-BoldItalicMT" style:font-size-asian="16pt" style:font-name-complex="TimesNewRomanPS-BoldItalicMT" style:font-size-complex="16pt"/>
    </style:style>
    <style:style style:name="P11" style:family="paragraph" style:parent-style-name="Table_20_Contents">
      <style:paragraph-properties fo:text-align="center" style:justify-single-word="false"/>
      <style:text-properties style:font-name="TimesNewRomanPS-BoldItalicMT" fo:font-size="16pt" officeooo:rsid="001e5d2f" officeooo:paragraph-rsid="001e5d2f" style:font-name-asian="TimesNewRomanPS-BoldItalicMT" style:font-size-asian="16pt" style:font-name-complex="TimesNewRomanPS-BoldItalicMT" style:font-size-complex="16pt"/>
    </style:style>
    <style:style style:name="P12" style:family="paragraph" style:parent-style-name="Table_20_Contents">
      <style:paragraph-properties fo:text-align="center" style:justify-single-word="false"/>
      <style:text-properties style:font-name="TimesNewRomanPS-BoldItalicMT" fo:font-size="16pt" officeooo:rsid="001f0427" officeooo:paragraph-rsid="001f0427" style:font-name-asian="TimesNewRomanPS-BoldItalicMT" style:font-size-asian="16pt" style:font-name-complex="TimesNewRomanPS-BoldItalicMT" style:font-size-complex="16pt"/>
    </style:style>
    <style:style style:name="P13" style:family="paragraph" style:parent-style-name="Table_20_Contents">
      <style:paragraph-properties fo:text-align="center" style:justify-single-word="false"/>
      <style:text-properties style:font-name="TimesNewRomanPS-BoldItalicMT" fo:font-size="16pt" officeooo:rsid="001f3421" officeooo:paragraph-rsid="001f3421" style:font-name-asian="TimesNewRomanPS-BoldItalicMT" style:font-size-asian="16pt" style:font-name-complex="TimesNewRomanPS-BoldItalicMT" style:font-size-complex="16pt"/>
    </style:style>
    <style:style style:name="P14" style:family="paragraph" style:parent-style-name="Table_20_Contents">
      <style:paragraph-properties fo:text-align="center" style:justify-single-word="false"/>
      <style:text-properties style:font-name="TimesNewRomanPS-BoldItalicMT" fo:font-size="16pt" officeooo:rsid="00202e91" officeooo:paragraph-rsid="00202e91" style:font-name-asian="TimesNewRomanPS-BoldItalicMT" style:font-size-asian="16pt" style:font-name-complex="TimesNewRomanPS-BoldItalicMT" style:font-size-complex="16pt"/>
    </style:style>
    <style:style style:name="P15" style:family="paragraph" style:parent-style-name="Table_20_Contents">
      <style:paragraph-properties fo:text-align="center" style:justify-single-word="false"/>
      <style:text-properties style:font-name="TimesNewRomanPS-BoldItalicMT" fo:font-size="16pt" officeooo:rsid="0022d0ea" officeooo:paragraph-rsid="0022d0ea" style:font-name-asian="TimesNewRomanPS-BoldItalicMT" style:font-size-asian="16pt" style:font-name-complex="TimesNewRomanPS-BoldItalicMT" style:font-size-complex="16pt"/>
    </style:style>
    <style:style style:name="P16" style:family="paragraph" style:parent-style-name="Table_20_Contents">
      <style:paragraph-properties fo:text-align="center" style:justify-single-word="false"/>
      <style:text-properties style:font-name="TimesNewRomanPS-BoldItalicMT" fo:font-size="16pt" fo:font-style="normal" style:text-underline-style="none" fo:font-weight="bold" officeooo:rsid="00143daf" style:font-name-asian="TimesNewRomanPS-BoldItalicMT" style:font-size-asian="16pt" style:font-style-asian="normal" style:font-weight-asian="bold" style:font-name-complex="TimesNewRomanPS-BoldItalicMT" style:font-size-complex="16pt" style:font-style-complex="normal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TimesNewRomanPS-BoldItalicMT" fo:font-size="16pt" fo:font-style="normal" style:text-underline-style="none" officeooo:rsid="001ea438" officeooo:paragraph-rsid="001ea438" style:font-name-asian="TimesNewRomanPS-BoldItalicMT" style:font-size-asian="16pt" style:font-style-asian="normal" style:font-name-complex="TimesNewRomanPS-BoldItalicMT" style:font-size-complex="16pt" style:font-style-complex="normal"/>
    </style:style>
    <style:style style:name="P18" style:family="paragraph" style:parent-style-name="Table_20_Contents">
      <style:paragraph-properties fo:text-align="center" style:justify-single-word="false"/>
      <style:text-properties style:font-name="TimesNewRomanPS-BoldItalicMT" fo:font-size="16pt" fo:font-style="normal" style:text-underline-style="none" officeooo:rsid="0021f56b" officeooo:paragraph-rsid="0021f56b" style:font-name-asian="TimesNewRomanPS-BoldItalicMT" style:font-size-asian="16pt" style:font-style-asian="normal" style:font-name-complex="TimesNewRomanPS-BoldItalicMT" style:font-size-complex="16pt" style:font-style-complex="normal"/>
    </style:style>
    <style:style style:name="P19" style:family="paragraph" style:parent-style-name="Table_20_Contents">
      <style:paragraph-properties fo:text-align="center" style:justify-single-word="false"/>
      <style:text-properties style:font-name="TimesNewRomanPSMT" fo:font-size="10pt" style:font-name-asian="TimesNewRomanPSMT" style:font-size-asian="10pt" style:font-name-complex="TimesNewRomanPSM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style:font-name="TimesNewRomanPSMT" fo:font-size="10pt" style:text-underline-style="solid" style:text-underline-width="auto" style:text-underline-color="font-color" style:font-name-asian="TimesNewRomanPSMT" style:font-size-asian="10pt" style:font-name-complex="TimesNewRomanPSMT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style:font-name="TimesNewRomanPSMT" fo:font-size="10pt" style:text-underline-style="solid" style:text-underline-width="auto" style:text-underline-color="font-color" fo:font-weight="normal" style:font-name-asian="TimesNewRomanPSMT" style:font-size-asian="10pt" style:font-weight-asian="normal" style:font-name-complex="TimesNewRomanPSMT" style:font-size-complex="10pt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officeooo:paragraph-rsid="00202e91"/>
    </style:style>
    <style:style style:name="P23" style:family="paragraph" style:parent-style-name="Table_20_Contents">
      <style:paragraph-properties fo:text-align="start" style:justify-single-word="false"/>
      <style:text-properties style:font-name="Times New Roman2" fo:font-size="12pt" fo:font-weight="normal" officeooo:rsid="001f0427" officeooo:paragraph-rsid="001f0427" style:font-name-asian="TimesNewRomanPS-BoldItalicMT" style:font-size-asian="12pt" style:font-weight-asian="normal" style:font-name-complex="TimesNewRomanPS-BoldItalicMT" style:font-size-complex="12pt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style:font-name="Times New Roman2" fo:font-size="12pt" fo:font-style="normal" fo:font-weight="normal" officeooo:rsid="001f0427" officeooo:paragraph-rsid="001f0427" style:font-name-asian="TimesNewRomanPS-BoldItalicMT" style:font-size-asian="12pt" style:font-style-asian="normal" style:font-weight-asian="normal" style:font-name-complex="TimesNewRomanPS-BoldItalicMT" style:font-size-complex="12pt" style:font-style-complex="normal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style:font-name="Times New Roman2" fo:font-size="12pt" fo:font-style="normal" fo:font-weight="normal" officeooo:rsid="001f3421" officeooo:paragraph-rsid="001f3421" style:font-name-asian="TimesNewRomanPS-BoldItalicMT" style:font-size-asian="12pt" style:font-style-asian="normal" style:font-weight-asian="normal" style:font-name-complex="TimesNewRomanPS-BoldItalicMT" style:font-size-complex="12pt" style:font-style-complex="normal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style:font-name="Times New Roman2" fo:font-size="12pt" fo:font-style="normal" fo:font-weight="normal" officeooo:rsid="00202e91" officeooo:paragraph-rsid="00202e91" style:font-name-asian="TimesNewRomanPS-BoldItalicMT" style:font-size-asian="12pt" style:font-style-asian="normal" style:font-weight-asian="normal" style:font-name-complex="TimesNewRomanPS-BoldItalicMT" style:font-size-complex="12pt" style:font-style-complex="normal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style:font-name="Times New Roman2" fo:font-size="12pt" fo:font-style="normal" fo:font-weight="normal" officeooo:rsid="00222f55" officeooo:paragraph-rsid="00222f55" style:font-name-asian="TimesNewRomanPS-BoldItalicMT" style:font-size-asian="12pt" style:font-style-asian="normal" style:font-weight-asian="normal" style:font-name-complex="TimesNewRomanPS-BoldItalicMT" style:font-size-complex="12pt" style:font-style-complex="normal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officeooo:rsid="0021f56b" officeooo:paragraph-rsid="0021f56b"/>
    </style:style>
    <style:style style:name="P29" style:family="paragraph" style:parent-style-name="Table_20_Contents">
      <style:paragraph-properties fo:text-align="start" style:justify-single-word="false"/>
      <style:text-properties officeooo:rsid="001e5d2f" officeooo:paragraph-rsid="001e5d2f"/>
    </style:style>
    <style:style style:name="P30" style:family="paragraph" style:parent-style-name="Standard">
      <style:paragraph-properties fo:margin-left="-0.123cm" fo:margin-right="-0.018cm" fo:text-align="center" style:justify-single-word="false" fo:text-indent="0cm" style:auto-text-indent="false"/>
      <style:text-properties style:font-name="TimesNewRomanPSMT" fo:font-size="10pt" officeooo:rsid="0011dad3" officeooo:paragraph-rsid="0011dad3" style:font-name-asian="TimesNewRomanPSMT" style:font-size-asian="10pt" style:font-name-complex="TimesNewRomanPSMT" style:font-size-complex="10pt"/>
    </style:style>
    <style:style style:name="P31" style:family="paragraph" style:parent-style-name="Table_20_Contents">
      <style:paragraph-properties fo:text-align="center" style:justify-single-word="false"/>
      <style:text-properties style:font-name="TimesNewRomanPS-BoldItalicMT" fo:font-size="16pt" fo:font-weight="normal" officeooo:rsid="0019d246" officeooo:paragraph-rsid="0019d246" style:font-name-asian="TimesNewRomanPS-BoldItalicMT" style:font-size-asian="16pt" style:font-weight-asian="normal" style:font-name-complex="TimesNewRomanPS-BoldItalicMT" style:font-size-complex="16pt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style:font-name="TimesNewRomanPS-BoldItalicMT" fo:font-size="16pt" fo:font-weight="normal" officeooo:rsid="001ea438" officeooo:paragraph-rsid="001ea438" style:font-name-asian="TimesNewRomanPS-BoldItalicMT" style:font-size-asian="16pt" style:font-weight-asian="normal" style:font-name-complex="TimesNewRomanPS-BoldItalicMT" style:font-size-complex="16pt" style:font-weight-complex="normal"/>
    </style:style>
    <style:style style:name="P33" style:family="paragraph" style:parent-style-name="Table_20_Contents">
      <style:paragraph-properties fo:text-align="center" style:justify-single-word="false"/>
      <style:text-properties style:font-name="TimesNewRomanPS-BoldItalicMT" fo:font-size="16pt" fo:font-weight="normal" officeooo:rsid="0021f56b" officeooo:paragraph-rsid="0021f56b" style:font-name-asian="TimesNewRomanPS-BoldItalicMT" style:font-size-asian="16pt" style:font-weight-asian="normal" style:font-name-complex="TimesNewRomanPS-BoldItalicMT" style:font-size-complex="16pt" style:font-weight-complex="normal"/>
    </style:style>
    <style:style style:name="P34" style:family="paragraph" style:parent-style-name="Table_20_Contents">
      <style:paragraph-properties fo:text-align="center" style:justify-single-word="false"/>
      <style:text-properties style:font-name="TimesNewRomanPS-BoldItalicMT" fo:font-size="16pt" fo:font-weight="normal" officeooo:rsid="001f0427" officeooo:paragraph-rsid="001f0427" style:font-name-asian="TimesNewRomanPS-BoldItalicMT" style:font-size-asian="16pt" style:font-weight-asian="normal" style:font-name-complex="TimesNewRomanPS-BoldItalicMT" style:font-size-complex="16pt" style:font-weight-complex="normal"/>
    </style:style>
    <style:style style:name="P35" style:family="paragraph" style:parent-style-name="Table_20_Contents">
      <style:paragraph-properties fo:text-align="center" style:justify-single-word="false"/>
      <style:text-properties style:font-name="TimesNewRomanPS-BoldItalicMT" fo:font-size="16pt" fo:font-weight="normal" officeooo:rsid="00202e91" officeooo:paragraph-rsid="00202e91" style:font-name-asian="TimesNewRomanPS-BoldItalicMT" style:font-size-asian="16pt" style:font-weight-asian="normal" style:font-name-complex="TimesNewRomanPS-BoldItalicMT" style:font-size-complex="16pt" style:font-weight-complex="normal"/>
    </style:style>
    <style:style style:name="P36" style:family="paragraph" style:parent-style-name="Table_20_Contents">
      <style:paragraph-properties fo:text-align="center" style:justify-single-word="false"/>
      <style:text-properties style:font-name="TimesNewRomanPS-BoldItalicMT" fo:font-size="14pt" style:font-name-asian="TimesNewRomanPS-BoldItalicMT" style:font-size-asian="14pt" style:font-name-complex="TimesNewRomanPS-BoldItalicMT" style:font-size-complex="14pt"/>
    </style:style>
    <style:style style:name="P37" style:family="paragraph" style:parent-style-name="Table_20_Contents">
      <style:paragraph-properties fo:text-align="center" style:justify-single-word="false"/>
      <style:text-properties style:font-name="TimesNewRomanPS-BoldItalicMT" fo:font-size="14pt" fo:font-weight="normal" officeooo:rsid="001f0427" officeooo:paragraph-rsid="001f0427" style:font-name-asian="TimesNewRomanPS-BoldItalicMT" style:font-size-asian="14pt" style:font-weight-asian="normal" style:font-name-complex="TimesNewRomanPS-BoldItalicMT" style:font-size-complex="14pt" style:font-weight-complex="normal"/>
    </style:style>
    <style:style style:name="P38" style:family="paragraph" style:parent-style-name="Standard">
      <style:paragraph-properties fo:text-align="center" style:justify-single-word="false" style:text-autospace="none"/>
      <style:text-properties style:font-name="TimesNewRomanPS-BoldMT" fo:font-size="10pt" fo:font-weight="bold" style:font-name-asian="TimesNewRomanPS-BoldMT" style:font-size-asian="10pt" style:font-weight-asian="bold" style:font-name-complex="TimesNewRomanPS-BoldMT" style:font-size-complex="10pt" style:font-weight-complex="bold"/>
    </style:style>
    <style:style style:name="T1" style:family="text">
      <style:text-properties officeooo:rsid="0011dad3"/>
    </style:style>
    <style:style style:name="T2" style:family="text">
      <style:text-properties officeooo:rsid="00123e05"/>
    </style:style>
    <style:style style:name="T3" style:family="text">
      <style:text-properties officeooo:rsid="001c7e5c"/>
    </style:style>
    <style:style style:name="T4" style:family="text">
      <style:text-properties officeooo:rsid="001e5d2f"/>
    </style:style>
    <style:style style:name="T5" style:family="text">
      <style:text-properties fo:font-variant="normal" fo:text-transform="none" fo:color="#000000" style:font-name="Times New Roman1" fo:letter-spacing="normal" fo:font-style="normal" fo:font-weight="normal"/>
    </style:style>
    <style:style style:name="T6" style:family="text">
      <style:text-properties style:font-name="Times New Roman2" fo:font-size="12pt" fo:font-style="normal" fo:font-weight="normal" officeooo:rsid="00202e91" style:font-name-asian="TimesNewRomanPS-BoldItalicMT" style:font-size-asian="12pt" style:font-style-asian="normal" style:font-weight-asian="normal" style:font-name-complex="TimesNewRomanPS-BoldItalicMT" style:font-size-complex="12pt" style:font-style-complex="normal" style:font-weight-complex="normal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kt <text:span text:style-name="T1">Lernende Agenten</text:span> am <text:span text:style-name="T3">05.10.2015</text:span></text:p>
      <text:p text:style-name="P1"/>
      <table:table table:name="Tabelle1" table:style-name="Tabelle1">
        <table:table-column table:style-name="Tabelle1.A" table:number-columns-repeated="3"/>
        <table:table-column table:style-name="Tabelle1.D"/>
        <table:table-row>
          <table:table-cell table:style-name="Tabelle1.A1" table:number-columns-spanned="4" office:value-type="string">
            <text:p text:style-name="P7">Sitzungsdaten</text:p>
          </table:table-cell>
          <table:covered-table-cell/>
          <table:covered-table-cell/>
          <table:covered-table-cell/>
        </table:table-row>
        <table:table-row>
          <table:table-cell table:style-name="Tabelle1.A2" office:value-type="string">
            <text:p text:style-name="P20">Datum: <text:span text:style-name="T3">05.10.2015</text:span></text:p>
          </table:table-cell>
          <table:table-cell table:style-name="Tabelle1.A2" office:value-type="string">
            <text:p text:style-name="P20">Ort: <text:span text:style-name="T1">0380a</text:span></text:p>
          </table:table-cell>
          <table:table-cell table:style-name="Tabelle1.A2" office:value-type="string">
            <text:p text:style-name="P20">Beginn: 08:<text:span text:style-name="T1">15</text:span> Uhr</text:p>
          </table:table-cell>
          <table:table-cell table:style-name="Tabelle1.D2" office:value-type="string">
            <text:p text:style-name="P21">Ende: <text:span text:style-name="T1">14:00 Uhr</text:span></text:p>
          </table:table-cell>
        </table:table-row>
        <table:table-row>
          <table:table-cell table:style-name="Tabelle1.A3" office:value-type="string">
            <text:p text:style-name="P20">Teilnehmer</text:p>
          </table:table-cell>
          <table:table-cell table:style-name="Tabelle1.C3" office:value-type="string">
            <text:p text:style-name="P30">Marjan Bachtiari,</text:p>
            <text:p text:style-name="P30">Andreas Berks</text:p>
          </table:table-cell>
          <table:table-cell table:style-name="Tabelle1.C3" office:value-type="string">
            <text:p text:style-name="P4">Claus Torben Haug,</text:p>
            <text:p text:style-name="P4">Louisa Spahl</text:p>
          </table:table-cell>
          <table:table-cell table:style-name="Tabelle1.D3" office:value-type="string">
            <text:p text:style-name="P19">Michael Neitzke</text:p>
          </table:table-cell>
        </table:table-row>
        <table:table-row>
          <table:table-cell table:style-name="Tabelle1.A4" table:number-columns-spanned="2" office:value-type="string">
            <text:p text:style-name="P19">Protokollführer <text:span text:style-name="T2">Louisa Spahl</text:span></text:p>
          </table:table-cell>
          <table:covered-table-cell/>
          <table:table-cell table:style-name="Tabelle1.C4" table:number-columns-spanned="2" office:value-type="string">
            <text:p text:style-name="P19">Verteiler: PO-Teilnehmer(po_ntz)</text:p>
          </table:table-cell>
          <table:covered-table-cell/>
        </table:table-row>
      </table:table>
      <text:p text:style-name="P1"/>
      <table:table table:name="Tabelle2" table:style-name="Tabelle2">
        <table:table-column table:style-name="Tabelle2.A"/>
        <table:table-column table:style-name="Tabelle2.B"/>
        <table:table-row>
          <table:table-cell table:style-name="Tabelle2.A1" table:number-columns-spanned="2" office:value-type="string">
            <text:p text:style-name="P8">Themenüberblick</text:p>
          </table:table-cell>
          <table:covered-table-cell/>
        </table:table-row>
        <table:table-row>
          <table:table-cell table:style-name="Tabelle2.A7" office:value-type="string">
            <text:p text:style-name="P6">Nr.</text:p>
          </table:table-cell>
          <table:table-cell table:style-name="Tabelle2.B2" office:value-type="string">
            <text:p text:style-name="P6">Thema</text:p>
          </table:table-cell>
        </table:table-row>
        <table:table-row table:style-name="Tabelle2.3">
          <table:table-cell table:style-name="Tabelle2.A3" office:value-type="float" office:value="1">
            <text:p text:style-name="P6">1</text:p>
          </table:table-cell>
          <table:table-cell table:style-name="Tabelle2.B3" office:value-type="string">
            <text:p text:style-name="P9">Anwesenheit</text:p>
          </table:table-cell>
        </table:table-row>
        <table:table-row>
          <table:table-cell table:style-name="Tabelle2.A7" office:value-type="string">
            <text:p text:style-name="P9">2</text:p>
          </table:table-cell>
          <table:table-cell table:style-name="Tabelle2.B4" office:value-type="string">
            <text:p text:style-name="P11">Diskussion</text:p>
          </table:table-cell>
        </table:table-row>
        <table:table-row>
          <table:table-cell table:style-name="Tabelle2.A7" office:value-type="string">
            <text:p text:style-name="P10">3</text:p>
          </table:table-cell>
          <table:table-cell table:style-name="Tabelle2.B5" office:value-type="string">
            <text:p text:style-name="P15">API Wahl</text:p>
          </table:table-cell>
        </table:table-row>
        <table:table-row>
          <table:table-cell table:style-name="Tabelle2.A7" office:value-type="string">
            <text:p text:style-name="P10">4</text:p>
          </table:table-cell>
          <table:table-cell table:style-name="Tabelle2.B6" office:value-type="string">
            <text:p text:style-name="P15">Spieldetails</text:p>
          </table:table-cell>
        </table:table-row>
        <table:table-row>
          <table:table-cell table:style-name="Tabelle2.A7" office:value-type="string">
            <text:p text:style-name="P15">5-8</text:p>
          </table:table-cell>
          <table:table-cell table:style-name="Tabelle2.B7" office:value-type="string">
            <text:p text:style-name="P15">Aufgaben Teammitglieder</text:p>
          </table:table-cell>
        </table:table-row>
        <table:table-row>
          <table:table-cell table:style-name="Tabelle2.A8" office:value-type="string">
            <text:p text:style-name="P15">9</text:p>
          </table:table-cell>
          <table:table-cell table:style-name="Tabelle2.B8" office:value-type="string">
            <text:p text:style-name="P15">Task-/Aufgabenverwalter</text:p>
          </table:table-cell>
        </table:table-row>
      </table:table>
      <text:p text:style-name="P1"/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row>
          <table:table-cell table:style-name="Tabelle3.A1" table:number-columns-spanned="4" office:value-type="string">
            <text:p text:style-name="P8">Tagesordnung</text:p>
          </table:table-cell>
          <table:covered-table-cell/>
          <table:covered-table-cell/>
          <table:covered-table-cell/>
        </table:table-row>
        <table:table-row>
          <table:table-cell table:style-name="Tabelle3.A5" office:value-type="string">
            <text:p text:style-name="P6">Nr.</text:p>
          </table:table-cell>
          <table:table-cell table:style-name="Tabelle3.B2" office:value-type="string">
            <text:p text:style-name="P6">Inhalt</text:p>
          </table:table-cell>
          <table:table-cell table:style-name="Tabelle3.C2" office:value-type="string">
            <text:p text:style-name="P36">Kategorie</text:p>
          </table:table-cell>
          <table:table-cell table:style-name="Tabelle3.D2" office:value-type="string">
            <text:p text:style-name="P2">Verantwortlich</text:p>
            <text:p text:style-name="P38">/ Termin</text:p>
          </table:table-cell>
        </table:table-row>
        <table:table-row table:style-name="Tabelle3.3">
          <table:table-cell table:style-name="Tabelle3.A3" office:value-type="float" office:value="1">
            <text:p text:style-name="P6">1</text:p>
          </table:table-cell>
          <table:table-cell table:style-name="Tabelle3.B3" office:value-type="string">
            <text:p text:style-name="P5">Anwesenheitcheck</text:p>
            <text:p text:style-name="P3"/>
          </table:table-cell>
          <table:table-cell table:style-name="Tabelle3.C3" office:value-type="string">
            <text:p text:style-name="P16">Info</text:p>
          </table:table-cell>
          <table:table-cell table:style-name="Tabelle3.D3" office:value-type="string">
            <text:p text:style-name="P31">Alle</text:p>
          </table:table-cell>
        </table:table-row>
        <table:table-row>
          <table:table-cell table:style-name="Tabelle3.A4" office:value-type="float" office:value="2">
            <text:p text:style-name="P6">2</text:p>
          </table:table-cell>
          <table:table-cell table:style-name="Tabelle3.B4" office:value-type="string">
            <text:p text:style-name="P29">Diskussion über die zwei angesehenen APIs. Vorläufige Entscheidung für die Berkeley API</text:p>
          </table:table-cell>
          <table:table-cell table:style-name="Tabelle3.C4" office:value-type="string">
            <text:p text:style-name="P17">Beschluss</text:p>
          </table:table-cell>
          <table:table-cell table:style-name="Tabelle3.D4" office:value-type="string">
            <text:p text:style-name="P32">Alle</text:p>
          </table:table-cell>
        </table:table-row>
        <table:table-row>
          <table:table-cell table:style-name="Tabelle3.A5" office:value-type="string">
            <text:p text:style-name="P15">3</text:p>
          </table:table-cell>
          <table:table-cell table:style-name="Tabelle3.B5" office:value-type="string">
            <text:p text:style-name="P28">Endgültige Entscheidung für <text:span text:style-name="T4">Berkeley API</text:span></text:p>
          </table:table-cell>
          <table:table-cell table:style-name="Tabelle3.C5" office:value-type="string">
            <text:p text:style-name="P18">Beschluss</text:p>
          </table:table-cell>
          <table:table-cell table:style-name="Tabelle3.D5" office:value-type="string">
            <text:p text:style-name="P33">Alle</text:p>
          </table:table-cell>
        </table:table-row>
        <table:table-row>
          <table:table-cell table:style-name="Tabelle3.A6" office:value-type="float" office:value="4">
            <text:p text:style-name="P15">4</text:p>
          </table:table-cell>
          <table:table-cell table:style-name="Tabelle3.B6" office:value-type="string">
            <text:p text:style-name="P23">Zunächst gibt es bei unser Pacman keine Geister, um Pacman erst einmal das Bewegen beizubringen</text:p>
          </table:table-cell>
          <table:table-cell table:style-name="Tabelle3.C6" office:value-type="string">
            <text:p text:style-name="P12">Beschluss</text:p>
          </table:table-cell>
          <table:table-cell table:style-name="Tabelle3.D6" office:value-type="string">
            <text:p text:style-name="P34">Alle</text:p>
          </table:table-cell>
        </table:table-row>
        <table:table-row>
          <table:table-cell table:style-name="Tabelle3.A7" office:value-type="float" office:value="5">
            <text:p text:style-name="P15">5</text:p>
          </table:table-cell>
          <table:table-cell table:style-name="Tabelle3.B7" office:value-type="string">
            <text:p text:style-name="P24">API Projekt aufräumen.</text:p>
            <text:p text:style-name="P24">Spielfeld/Map ohne Geister gestalten</text:p>
          </table:table-cell>
          <table:table-cell table:style-name="Tabelle3.C7" office:value-type="string">
            <text:p text:style-name="P12">Arbeit</text:p>
          </table:table-cell>
          <table:table-cell table:style-name="Tabelle3.D7" office:value-type="string">
            <text:p text:style-name="P37">Torben Haug</text:p>
          </table:table-cell>
        </table:table-row>
        <table:table-row>
          <table:table-cell table:style-name="Tabelle3.A8" office:value-type="float" office:value="6">
            <text:p text:style-name="P15">6</text:p>
          </table:table-cell>
          <table:table-cell table:style-name="Tabelle3.B8" office:value-type="string">
            <text:p text:style-name="P25">Auf Knopfdruck das Spiel beschleunigen.</text:p>
            <text:p text:style-name="P25">Evtl. Graphik nicht mehr anzeigen</text:p>
          </table:table-cell>
          <table:table-cell table:style-name="Tabelle3.C8" office:value-type="string">
            <text:p text:style-name="P13">Arbeit</text:p>
          </table:table-cell>
          <table:table-cell table:style-name="Tabelle3.D8" office:value-type="string">
            <text:p text:style-name="P35">Andreas Berks</text:p>
          </table:table-cell>
        </table:table-row>
        <table:table-row>
          <table:table-cell table:style-name="Tabelle3.A9" office:value-type="float" office:value="7">
            <text:p text:style-name="P15">7</text:p>
          </table:table-cell>
          <table:table-cell table:style-name="Tabelle3.B9" office:value-type="string">
            <text:p text:style-name="P26">Kanbanboard anlegen, Task übertragen, Personen einladen.</text:p>
            <text:p text:style-name="P27"><text:soft-page-break/>Agenten Interface ansehen, verstehen und evtl. eine einfache KI bauen</text:p>
          </table:table-cell>
          <table:table-cell table:style-name="Tabelle3.C9" office:value-type="string">
            <text:p text:style-name="P14">Arbeit</text:p>
          </table:table-cell>
          <table:table-cell table:style-name="Tabelle3.D9" office:value-type="string">
            <text:p text:style-name="P35">Marjan <text:soft-page-break/>Bachtiari</text:p>
          </table:table-cell>
        </table:table-row>
        <table:table-row>
          <table:table-cell table:style-name="Tabelle3.A10" office:value-type="float" office:value="8">
            <text:p text:style-name="P15">8</text:p>
          </table:table-cell>
          <table:table-cell table:style-name="Tabelle3.B10" office:value-type="string">
            <text:p text:style-name="P26">Zustandsraum überlegen, nicht zu klein und nicht zu groß.</text:p>
            <text:p text:style-name="P22"><text:span text:style-name="T6">Algorithmen verstehen: Monte Carlo, </text:span><text:span text:style-name="T5">SARSA(lambda)</text:span> </text:p>
          </table:table-cell>
          <table:table-cell table:style-name="Tabelle3.C10" office:value-type="string">
            <text:p text:style-name="P14">Arbeit</text:p>
          </table:table-cell>
          <table:table-cell table:style-name="Tabelle3.D10" office:value-type="string">
            <text:p text:style-name="P35">Louisa Spahl</text:p>
          </table:table-cell>
        </table:table-row>
        <table:table-row>
          <table:table-cell table:style-name="Tabelle3.A11" office:value-type="float" office:value="9">
            <text:p text:style-name="P15">9</text:p>
          </table:table-cell>
          <table:table-cell table:style-name="Tabelle3.B11" office:value-type="string">
            <text:p text:style-name="P26">Das Protokoll dient nur der allgemeinen Übersicht, die Task werden in Kanban übernommen und können somit im Workflow von anderen Personen übernommen werden.</text:p>
            <text:p text:style-name="P26">Verantwortlicher ist aber derjenige, der hier im Protokoll geführt ist</text:p>
          </table:table-cell>
          <table:table-cell table:style-name="Tabelle3.C11" office:value-type="string">
            <text:p text:style-name="P14">Beschluss</text:p>
          </table:table-cell>
          <table:table-cell table:style-name="Tabelle3.D11" office:value-type="string">
            <text:p text:style-name="P35">Alle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Times New Roman1" svg:font-family="'Times New Roman'"/>
    <style:font-face style:name="TimesNewRomanPS-BoldMT" svg:font-family="TimesNewRomanPS-BoldMT"/>
    <style:font-face style:name="TimesNewRomanPSMT" svg:font-family="TimesNewRomanPSMT" style:font-family-generic="roman"/>
    <style:font-face style:name="TimesNewRomanPS-BoldItalicMT" svg:font-family="TimesNewRomanPS-BoldItalicMT" style:font-family-generic="script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Times New Roman2" svg:font-family="'Times New Roman'" style:font-adornments="Fett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 </meta:initial-creator>
    <meta:creation-date>2010-04-19T07:38:53.92</meta:creation-date>
    <dc:date>2015-10-05T18:23:02.751000000</dc:date>
    <meta:editing-duration>P1DT5H38M28S</meta:editing-duration>
    <meta:editing-cycles>17</meta:editing-cycles>
    <meta:generator>LibreOffice/4.4.2.2$Windows_x86 LibreOffice_project/c4c7d32d0d49397cad38d62472b0bc8acff48dd6</meta:generator>
    <meta:document-statistic meta:table-count="3" meta:image-count="0" meta:object-count="0" meta:page-count="2" meta:paragraph-count="76" meta:word-count="201" meta:character-count="1396" meta:non-whitespace-character-count="1270"/>
  </office:meta>
</office:document-meta>
</file>